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9136" officeooo:paragraph-rsid="00100916"/>
    </style:style>
    <style:style style:name="P2" style:family="paragraph" style:parent-style-name="Standard">
      <style:paragraph-properties fo:text-align="justify" style:justify-single-word="false"/>
      <style:text-properties officeooo:rsid="00059136" officeooo:paragraph-rsid="0012e667"/>
    </style:style>
    <style:style style:name="T1" style:family="text">
      <style:text-properties officeooo:rsid="0007109b"/>
    </style:style>
    <style:style style:name="T2" style:family="text">
      <style:text-properties officeooo:rsid="0012e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O banco de dados conta com um sistema de consultas, onde essas consultas trarão informações relevantes para situações que são corriqueira no contexto do supermercado. <text:span text:style-name="T1">Para fins de conhecimento e gerenciamento de produtos vendidos é necessário agrupar as vendas por um intervalo de datas. O supermercado tem centenas de produtos no estoque para se saber a possibilidade de falta de produtos nas próximas semanas é importante que ao indicar o código de barras o sistema retorne a quantidade deste produto no estoque.</text:span></text:p>
      <text:p text:style-name="P2"><text:tab/><text:span text:style-name="T2">O estoque tem todas as informações dos produtos, para que as prateleiras não forneçam produtos vencidos é importante que ao informar um intervalo de tempo sejam apresentados os produtos que tem sua data de validade nesse período de tempo. O supermercado precisa filtrar por data os produtos que foram comprados para estoque.</text:span></text:p>
      <text:p text:style-name="P2"><text:span text:style-name="T2"><text:tab/>O supermercado é divido em setores, para o controle dos funcionários é necessário que ao informar o setor seja exibido todos os funcionários que trabalham no mesmo, para o gerenciamento do setor é essencial saber o único funcionário que o gere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33:53.985000000</meta:creation-date>
    <dc:date>2018-07-20T16:00:42.976000000</dc:date>
    <meta:editing-duration>PT1H35M40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3" meta:word-count="175" meta:character-count="1089" meta:non-whitespace-character-count="914"/>
  </office:meta>
</office:document-meta>
</file>